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5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28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3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3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3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4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4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47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20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28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29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SFMono-Regular" style:font-family-complex="Segoe UI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3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5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5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30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11108in" fo:padding-bottom="0.11108in" fo:padding-left="0.26381in" fo:padding-right="0in" draw:textarea-vertical-align="middle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45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5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6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paragraph" style:name="a4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4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45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4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52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54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6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6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79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5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5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57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5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5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6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64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66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7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7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7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80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81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SFMono-Regular" style:font-family-complex="Segoe UI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SFMono-Regular" style:font-family-complex="Segoe UI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6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64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6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6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67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6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7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75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77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8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8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88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91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SFMono-Regular" style:font-family-complex="Segoe UI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SFMono-Regular" style:font-family-complex="Segoe UI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SFMono-Regular" style:font-family-complex="Segoe UI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7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7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7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7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8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86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9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9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9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80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8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83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8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8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8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8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90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text" style:name="a382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text" style:name="a383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89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93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9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9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99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90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11108in" fo:padding-bottom="0.11108in" fo:padding-left="0.26381in" fo:padding-right="0in" draw:textarea-vertical-align="middle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70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04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07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0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0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1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1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1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0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0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05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0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0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1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1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15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2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2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1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09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2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2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2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3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3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36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3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cadia Mono" style:font-family-generic="modern" style:font-pitch="fixed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18">
      <style:text-properties fo:font-variant="normal" fo:text-transform="none" fo:color="#161616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32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6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2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6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2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7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0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426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7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4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7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8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0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5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8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5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</office:automatic-styles>
  <office:body>
    <office:presentation>
      <draw:page draw:name="Slide2" draw:style-name="a380" draw:master-page-name="Master1-Layout2-obj-Title-and-Content" presentation:presentation-page-layout-name="Master1-PPL2" draw:id="Slide-257">
        <draw:frame draw:id="id63" presentation:style-name="a386" draw:name="Title 1" svg:x="0.91667in" svg:y="0.39931in" svg:width="11.5in" svg:height="1.44965in" presentation:class="title" presentation:placeholder="false">
          <draw:text-box>
            <text:p text:style-name="a385" text:class-names="" text:cond-style-name=""><text:span text:style-name="a381" text:class-names="">CollectionView</text:span><text:span text:style-name="a382" text:class-names=""><text:s text:c="1"/>Vs<text:s text:c="1"/></text:span><text:span text:style-name="a383" text:class-names="">ListView</text:span><text:span text:style-name="a384" text:class-names=""/></text:p>
          </draw:text-box>
          <svg:title/>
          <svg:desc/>
        </draw:frame>
        <draw:frame draw:id="id64" presentation:style-name="a436" draw:name="Rectangle 1" svg:x="1.02065in" svg:y="1.93337in" svg:width="11.5in" svg:height="4.98705in" presentation:class="outline" presentation:placeholder="false">
          <draw:text-box>
            <text:list text:style-name="a393">
              <text:list-item>
                <text:p text:style-name="a392" text:class-names="" text:cond-style-name=""><text:span text:style-name="a387" text:class-names="">While the </text:span><text:span text:style-name="a388" text:class-names=""><text:a xlink:href="https://learn.microsoft.com/en-us/dotnet/api/microsoft.maui.controls.collectionview" text:style-name="" text:visited-style-name="">CollectionView</text:a></text:span><text:span text:style-name="a389" text:class-names=""> and </text:span><text:span text:style-name="a390" text:class-names=""><text:a xlink:href="https://learn.microsoft.com/en-us/dotnet/api/microsoft.maui.controls.listview" text:style-name="" text:visited-style-name="">ListView</text:a></text:span><text:span text:style-name="a391" text:class-names=""> APIs are similar, there are some notable differences:</text:span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/></text:p>
              </text:list-item>
            </text:list>
            <text:list text:style-name="a400">
              <text:list-item>
                <text:p text:style-name="a399" text:class-names="" text:cond-style-name=""><text:span text:style-name="a397" text:class-names=""><text:a xlink:href="https://learn.microsoft.com/en-us/dotnet/api/microsoft.maui.controls.collectionview" text:style-name="" text:visited-style-name="">CollectionView</text:a></text:span><text:span text:style-name="a398" text:class-names=""> has a flexible layout model, which allows data to be presented vertically or horizontally, in a list or a grid.</text:span></text:p>
              </text:list-item>
            </text:list>
            <text:list text:style-name="a404">
              <text:list-item>
                <text:p text:style-name="a403" text:class-names="" text:cond-style-name=""><text:span text:style-name="a401" text:class-names=""><text:a xlink:href="https://learn.microsoft.com/en-us/dotnet/api/microsoft.maui.controls.collectionview" text:style-name="" text:visited-style-name="">CollectionView</text:a></text:span><text:span text:style-name="a402" text:class-names=""> supports single and multiple selection.</text:span></text:p>
              </text:list-item>
            </text:list>
            <text:list text:style-name="a408">
              <text:list-item>
                <text:p text:style-name="a407" text:class-names="" text:cond-style-name=""><text:span text:style-name="a405" text:class-names=""><text:a xlink:href="https://learn.microsoft.com/en-us/dotnet/api/microsoft.maui.controls.collectionview" text:style-name="" text:visited-style-name="">CollectionView</text:a></text:span><text:span text:style-name="a406" text:class-names=""> has no concept of cells. Instead, a data template is used to define the appearance of each item of data in the list.</text:span></text:p>
              </text:list-item>
            </text:list>
            <text:list text:style-name="a412">
              <text:list-item>
                <text:p text:style-name="a411" text:class-names="" text:cond-style-name=""><text:span text:style-name="a409" text:class-names=""><text:a xlink:href="https://learn.microsoft.com/en-us/dotnet/api/microsoft.maui.controls.collectionview" text:style-name="" text:visited-style-name="">CollectionView</text:a></text:span><text:span text:style-name="a410" text:class-names=""> automatically utilizes the virtualization provided by the underlying native controls.</text:span></text:p>
              </text:list-item>
            </text:list>
            <text:list text:style-name="a422">
              <text:list-item>
                <text:p text:style-name="a421" text:class-names="" text:cond-style-name=""><text:span text:style-name="a413" text:class-names=""><text:a xlink:href="https://learn.microsoft.com/en-us/dotnet/api/microsoft.maui.controls.collectionview" text:style-name="" text:visited-style-name="">CollectionView</text:a></text:span><text:span text:style-name="a414" text:class-names=""> reduces the API surface of </text:span><text:span text:style-name="a415" text:class-names=""><text:a xlink:href="https://learn.microsoft.com/en-us/dotnet/api/microsoft.maui.controls.listview" text:style-name="" text:visited-style-name="">ListView</text:a></text:span><text:span text:style-name="a416" text:class-names="">. Many properties and events from </text:span><text:span text:style-name="a417" text:class-names=""><text:a xlink:href="https://learn.microsoft.com/en-us/dotnet/api/microsoft.maui.controls.listview" text:style-name="" text:visited-style-name="">ListView</text:a></text:span><text:span text:style-name="a418" text:class-names=""> are not present in </text:span><text:span text:style-name="a419" text:class-names=""><text:a xlink:href="https://learn.microsoft.com/en-us/dotnet/api/microsoft.maui.controls.collectionview" text:style-name="" text:visited-style-name="">CollectionView</text:a></text:span><text:span text:style-name="a420" text:class-names="">.</text:span></text:p>
              </text:list-item>
            </text:list>
            <text:list text:style-name="a426">
              <text:list-item>
                <text:p text:style-name="a425" text:class-names="" text:cond-style-name=""><text:span text:style-name="a423" text:class-names=""><text:a xlink:href="https://learn.microsoft.com/en-us/dotnet/api/microsoft.maui.controls.collectionview" text:style-name="" text:visited-style-name="">CollectionView</text:a></text:span><text:span text:style-name="a424" text:class-names=""> does not include built-in separators.</text:span></text:p>
              </text:list-item>
            </text:list>
            <text:list text:style-name="a432">
              <text:list-item>
                <text:p text:style-name="a431" text:class-names="" text:cond-style-name=""><text:span text:style-name="a427" text:class-names=""><text:a xlink:href="https://learn.microsoft.com/en-us/dotnet/api/microsoft.maui.controls.collectionview" text:style-name="" text:visited-style-name="">CollectionView</text:a></text:span><text:span text:style-name="a428" text:class-names=""> will throw an exception if its </text:span><text:span text:style-name="a429" text:class-names="">ItemsSource</text:span><text:span text:style-name="a430" text:class-names=""> is updated off the UI thread.</text:span></text:p>
              </text:list-item>
            </text:list>
            <text:list text:style-name="a435">
              <text:list-item>
                <text:p text:style-name="a434" text:class-names="" text:cond-style-name=""><text:span text:style-name="a433" text:class-names=""/></text:p>
              </text:list-item>
            </text:list>
          </draw:text-box>
          <svg:title/>
          <svg:desc/>
        </draw:frame>
      </draw:page>
      <draw:page draw:name="Slide3" draw:style-name="a437" draw:master-page-name="Master1-Layout2-obj-Title-and-Content" presentation:presentation-page-layout-name="Master1-PPL2" draw:id="Slide-258">
        <draw:frame draw:id="id65" presentation:style-name="a442" draw:name="Title 1" svg:x="0.91667in" svg:y="0.39931in" svg:width="11.5in" svg:height="1.44965in" presentation:class="title" presentation:placeholder="false">
          <draw:text-box>
            <text:p text:style-name="a441" text:class-names="" text:cond-style-name=""><text:span text:style-name="a438" text:class-names="">XAML Code to create<text:s text:c="1"/></text:span><text:span text:style-name="a439" text:class-names="">collectionview</text:span><text:span text:style-name="a440" text:class-names=""/></text:p>
          </draw:text-box>
          <svg:title/>
          <svg:desc/>
        </draw:frame>
        <draw:frame draw:id="id66" presentation:style-name="a515" draw:name="Content Placeholder 2" svg:x="0.91667in" svg:y="1.99653in" svg:width="11.5in" svg:height="4.75868in" presentation:class="outline" presentation:placeholder="false">
          <draw:text-box>
            <text:list text:style-name="a448">
              <text:list-item>
                <text:p text:style-name="a447" text:class-names="" text:cond-style-name=""><text:span text:style-name="a443" text:class-names=""><text:s text:c="1"/></text:span><text:span text:style-name="a444" text:class-names="">&lt;</text:span><text:span text:style-name="a445" text:class-names="">CollectionView.ItemTemplate</text:span><text:span text:style-name="a446" text:class-names="">&gt;</text:span></text:p>
              </text:list-item>
            </text:list>
            <text:list text:style-name="a454">
              <text:list-item>
                <text:p text:style-name="a453" text:class-names="" text:cond-style-name=""><text:span text:style-name="a449" text:class-names=""><text:s text:c="8"/></text:span><text:span text:style-name="a450" text:class-names="">&lt;</text:span><text:span text:style-name="a451" text:class-names="">DataTemplate</text:span><text:span text:style-name="a452" text:class-names="">&gt;</text:span></text:p>
              </text:list-item>
            </text:list>
            <text:list text:style-name="a461">
              <text:list-item>
                <text:p text:style-name="a460" text:class-names="" text:cond-style-name=""><text:span text:style-name="a455" text:class-names=""><text:s text:c="12"/></text:span><text:span text:style-name="a456" text:class-names="">&lt;</text:span><text:span text:style-name="a457" text:class-names="">StackLayout</text:span><text:span text:style-name="a458" text:class-names=""><text:s text:c="1"/>Padding</text:span><text:span text:style-name="a459" text:class-names="">="10"&gt;</text:span></text:p>
              </text:list-item>
            </text:list>
            <text:list text:style-name="a477">
              <text:list-item>
                <text:p text:style-name="a476" text:class-names="" text:cond-style-name=""><text:span text:style-name="a462" text:class-names=""><text:s text:c="16"/></text:span><text:span text:style-name="a463" text:class-names="">&lt;</text:span><text:span text:style-name="a464" text:class-names="">Label</text:span><text:span text:style-name="a465" text:class-names=""><text:s text:c="1"/>Text</text:span><text:span text:style-name="a466" text:class-names="">="{</text:span><text:span text:style-name="a467" text:class-names="">Binding</text:span><text:span text:style-name="a468" text:class-names=""><text:s text:c="1"/>Title</text:span><text:span text:style-name="a469" text:class-names="">}"</text:span><text:span text:style-name="a470" text:class-names=""><text:s text:c="1"/></text:span><text:span text:style-name="a471" text:class-names="">FontSize</text:span><text:span text:style-name="a472" text:class-names="">="20"</text:span><text:span text:style-name="a473" text:class-names=""><text:s text:c="1"/></text:span><text:span text:style-name="a474" text:class-names="">FontAttributes</text:span><text:span text:style-name="a475" text:class-names="">="Bold"/&gt;</text:span></text:p>
              </text:list-item>
            </text:list>
            <text:list text:style-name="a490">
              <text:list-item>
                <text:p text:style-name="a489" text:class-names="" text:cond-style-name=""><text:span text:style-name="a478" text:class-names=""><text:s text:c="16"/></text:span><text:span text:style-name="a479" text:class-names="">&lt;</text:span><text:span text:style-name="a480" text:class-names="">Label</text:span><text:span text:style-name="a481" text:class-names=""><text:s text:c="1"/>Text</text:span><text:span text:style-name="a482" text:class-names="">="{</text:span><text:span text:style-name="a483" text:class-names="">Binding</text:span><text:span text:style-name="a484" text:class-names=""><text:s text:c="1"/>Description</text:span><text:span text:style-name="a485" text:class-names="">}"</text:span><text:span text:style-name="a486" text:class-names=""><text:s text:c="1"/></text:span><text:span text:style-name="a487" text:class-names="">FontSize</text:span><text:span text:style-name="a488" text:class-names="">="14"/&gt;</text:span></text:p>
              </text:list-item>
            </text:list>
            <text:list text:style-name="a496">
              <text:list-item>
                <text:p text:style-name="a495" text:class-names="" text:cond-style-name=""><text:span text:style-name="a491" text:class-names=""><text:s text:c="12"/></text:span><text:span text:style-name="a492" text:class-names="">&lt;/</text:span><text:span text:style-name="a493" text:class-names="">StackLayout</text:span><text:span text:style-name="a494" text:class-names="">&gt;</text:span></text:p>
              </text:list-item>
            </text:list>
            <text:list text:style-name="a502">
              <text:list-item>
                <text:p text:style-name="a501" text:class-names="" text:cond-style-name=""><text:span text:style-name="a497" text:class-names=""><text:s text:c="8"/></text:span><text:span text:style-name="a498" text:class-names="">&lt;/</text:span><text:span text:style-name="a499" text:class-names="">DataTemplate</text:span><text:span text:style-name="a500" text:class-names="">&gt;</text:span></text:p>
              </text:list-item>
            </text:list>
            <text:list text:style-name="a508">
              <text:list-item>
                <text:p text:style-name="a507" text:class-names="" text:cond-style-name=""><text:span text:style-name="a503" text:class-names=""><text:s text:c="4"/></text:span><text:span text:style-name="a504" text:class-names="">&lt;/</text:span><text:span text:style-name="a505" text:class-names="">CollectionView.ItemTemplate</text:span><text:span text:style-name="a506" text:class-names="">&gt;</text:span></text:p>
              </text:list-item>
            </text:list>
            <text:list text:style-name="a514">
              <text:list-item>
                <text:p text:style-name="a513" text:class-names="" text:cond-style-name=""><text:span text:style-name="a509" text:class-names="">&lt;/</text:span><text:span text:style-name="a510" text:class-names="">CollectionView</text:span><text:span text:style-name="a511" text:class-names="">&gt;</text:span><text:span text:style-name="a512" text:class-names=""/></text:p>
              </text:list-item>
            </text:list>
          </draw:text-box>
          <svg:title/>
          <svg:desc/>
        </draw:frame>
      </draw:page>
      <draw:page draw:name="Slide4" draw:style-name="a516" draw:master-page-name="Master1-Layout2-obj-Title-and-Content" presentation:presentation-page-layout-name="Master1-PPL2" draw:id="Slide-259">
        <draw:frame draw:id="id67" presentation:style-name="a647" draw:name="Content Placeholder 2" svg:x="0.91667in" svg:y="0.62in" svg:width="11.5in" svg:height="6.13521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17" text:class-names="">using</text:span><text:span text:style-name="a518" text:class-names=""><text:s text:c="1"/></text:span><text:span text:style-name="a519" text:class-names="">System.Collections.ObjectModel</text:span><text:span text:style-name="a520" text:class-names="">;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  <text:list text:style-name="a537">
              <text:list-item>
                <text:p text:style-name="a536" text:class-names="" text:cond-style-name=""><text:span text:style-name="a526" text:class-names="">public</text:span><text:span text:style-name="a527" text:class-names=""><text:s text:c="1"/></text:span><text:span text:style-name="a528" text:class-names="">ObservableCollection</text:span><text:span text:style-name="a529" text:class-names="">&lt;</text:span><text:span text:style-name="a530" text:class-names="">Item</text:span><text:span text:style-name="a531" text:class-names="">&gt; Items {<text:s text:c="1"/></text:span><text:span text:style-name="a532" text:class-names="">get</text:span><text:span text:style-name="a533" text:class-names="">;<text:s text:c="1"/></text:span><text:span text:style-name="a534" text:class-names="">set</text:span><text:span text:style-name="a535" text:class-names="">; }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  <text:list text:style-name="a548">
              <text:list-item>
                <text:p text:style-name="a547" text:class-names="" text:cond-style-name=""><text:span text:style-name="a544" text:class-names=""><text:s text:c="12"/></text:span><text:span text:style-name="a545" text:class-names="">// Set dummy data</text:span><text:span text:style-name="a546" text:class-names=""/></text:p>
              </text:list-item>
            </text:list>
            <text:list text:style-name="a557">
              <text:list-item>
                <text:p text:style-name="a556" text:class-names="" text:cond-style-name=""><text:span text:style-name="a549" text:class-names=""><text:s text:c="12"/>Items =<text:s text:c="1"/></text:span><text:span text:style-name="a550" text:class-names="">new</text:span><text:span text:style-name="a551" text:class-names=""><text:s text:c="1"/></text:span><text:span text:style-name="a552" text:class-names="">ObservableCollection</text:span><text:span text:style-name="a553" text:class-names="">&lt;</text:span><text:span text:style-name="a554" text:class-names="">Item</text:span><text:span text:style-name="a555" text:class-names="">&gt;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2"/>{</text:span></text:p>
              </text:list-item>
            </text:list>
            <text:list text:style-name="a571">
              <text:list-item>
                <text:p text:style-name="a570" text:class-names="" text:cond-style-name=""><text:span text:style-name="a561" text:class-names=""><text:s text:c="16"/></text:span><text:span text:style-name="a562" text:class-names="">new</text:span><text:span text:style-name="a563" text:class-names=""><text:s text:c="1"/></text:span><text:span text:style-name="a564" text:class-names="">Item</text:span><text:span text:style-name="a565" text:class-names=""><text:s text:c="1"/>{ Title =<text:s text:c="1"/></text:span><text:span text:style-name="a566" text:class-names="">"Item 1"</text:span><text:span text:style-name="a567" text:class-names="">, Description =<text:s text:c="1"/></text:span><text:span text:style-name="a568" text:class-names="">"This is the description for item 1."</text:span><text:span text:style-name="a569" text:class-names=""><text:s text:c="1"/>},</text:span></text:p>
              </text:list-item>
            </text:list>
            <text:list text:style-name="a582">
              <text:list-item>
                <text:p text:style-name="a581" text:class-names="" text:cond-style-name=""><text:span text:style-name="a572" text:class-names=""><text:s text:c="16"/></text:span><text:span text:style-name="a573" text:class-names="">new</text:span><text:span text:style-name="a574" text:class-names=""><text:s text:c="1"/></text:span><text:span text:style-name="a575" text:class-names="">Item</text:span><text:span text:style-name="a576" text:class-names=""><text:s text:c="1"/>{ Title =<text:s text:c="1"/></text:span><text:span text:style-name="a577" text:class-names="">"Item 2"</text:span><text:span text:style-name="a578" text:class-names="">, Description =<text:s text:c="1"/></text:span><text:span text:style-name="a579" text:class-names="">"This is the description for item 2."</text:span><text:span text:style-name="a580" text:class-names=""><text:s text:c="1"/>},</text:span></text:p>
              </text:list-item>
            </text:list>
            <text:list text:style-name="a593">
              <text:list-item>
                <text:p text:style-name="a592" text:class-names="" text:cond-style-name=""><text:span text:style-name="a583" text:class-names=""><text:s text:c="16"/></text:span><text:span text:style-name="a584" text:class-names="">new</text:span><text:span text:style-name="a585" text:class-names=""><text:s text:c="1"/></text:span><text:span text:style-name="a586" text:class-names="">Item</text:span><text:span text:style-name="a587" text:class-names=""><text:s text:c="1"/>{ Title =<text:s text:c="1"/></text:span><text:span text:style-name="a588" text:class-names="">"Item 3"</text:span><text:span text:style-name="a589" text:class-names="">, Description =<text:s text:c="1"/></text:span><text:span text:style-name="a590" text:class-names="">"This is the description for item 3."</text:span><text:span text:style-name="a591" text:class-names=""><text:s text:c="1"/>}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2"/>};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  <text:list text:style-name="a606">
              <text:list-item>
                <text:p text:style-name="a605" text:class-names="" text:cond-style-name=""><text:span text:style-name="a600" text:class-names=""><text:s text:c="12"/></text:span><text:span text:style-name="a601" text:class-names="">BindingContext</text:span><text:span text:style-name="a602" text:class-names=""><text:s text:c="1"/>=<text:s text:c="1"/></text:span><text:span text:style-name="a603" text:class-names="">this</text:span><text:span text:style-name="a604" text:class-names="">;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  <text:list text:style-name="a618">
              <text:list-item>
                <text:p text:style-name="a617" text:class-names="" text:cond-style-name=""><text:span text:style-name="a610" text:class-names=""><text:s text:c="4"/></text:span><text:span text:style-name="a611" text:class-names="">public</text:span><text:span text:style-name="a612" text:class-names=""><text:s text:c="1"/></text:span><text:span text:style-name="a613" text:class-names="">class</text:span><text:span text:style-name="a614" text:class-names=""><text:s text:c="1"/></text:span><text:span text:style-name="a615" text:class-names="">Item</text:span><text:span text:style-name="a616" text:class-names=""/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4"/>{</text:span></text:p>
              </text:list-item>
            </text:list>
            <text:list text:style-name="a632">
              <text:list-item>
                <text:p text:style-name="a631" text:class-names="" text:cond-style-name=""><text:span text:style-name="a622" text:class-names=""><text:s text:c="8"/></text:span><text:span text:style-name="a623" text:class-names="">public</text:span><text:span text:style-name="a624" text:class-names=""><text:s text:c="1"/></text:span><text:span text:style-name="a625" text:class-names="">string</text:span><text:span text:style-name="a626" text:class-names=""><text:s text:c="1"/>Title {<text:s text:c="1"/></text:span><text:span text:style-name="a627" text:class-names="">get</text:span><text:span text:style-name="a628" text:class-names="">;<text:s text:c="1"/></text:span><text:span text:style-name="a629" text:class-names="">set</text:span><text:span text:style-name="a630" text:class-names="">; }</text:span></text:p>
              </text:list-item>
            </text:list>
            <text:list text:style-name="a643">
              <text:list-item>
                <text:p text:style-name="a642" text:class-names="" text:cond-style-name=""><text:span text:style-name="a633" text:class-names=""><text:s text:c="8"/></text:span><text:span text:style-name="a634" text:class-names="">public</text:span><text:span text:style-name="a635" text:class-names=""><text:s text:c="1"/></text:span><text:span text:style-name="a636" text:class-names="">string</text:span><text:span text:style-name="a637" text:class-names=""><text:s text:c="1"/>Description {<text:s text:c="1"/></text:span><text:span text:style-name="a638" text:class-names="">get</text:span><text:span text:style-name="a639" text:class-names="">;<text:s text:c="1"/></text:span><text:span text:style-name="a640" text:class-names="">set</text:span><text:span text:style-name="a641" text:class-names="">; }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4"/>}</text:span></text:p>
              </text:list-item>
            </text:list>
          </draw:text-box>
          <svg:title/>
          <svg:desc/>
        </draw:frame>
      </draw:page>
      <draw:page draw:name="Slide6" draw:style-name="a648" draw:master-page-name="Master1-Layout2-obj-Title-and-Content" presentation:presentation-page-layout-name="Master1-PPL2" draw:id="Slide-261">
        <draw:frame draw:id="id68" presentation:style-name="a652" draw:name="Title 1" svg:x="0.91667in" svg:y="0.39931in" svg:width="11.5in" svg:height="1.44965in" presentation:class="title" presentation:placeholder="false">
          <draw:text-box>
            <text:p text:style-name="a651" text:class-names="" text:cond-style-name=""><text:span text:style-name="a649" text:class-names="">Fetch data from API</text:span><text:span text:style-name="a650" text:class-names=""/></text:p>
          </draw:text-box>
          <svg:title/>
          <svg:desc/>
        </draw:frame>
        <draw:frame draw:id="id69" presentation:style-name="a653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5" draw:style-name="a654" draw:master-page-name="Master1-Layout2-obj-Title-and-Content" presentation:presentation-page-layout-name="Master1-PPL2" draw:id="Slide-260">
        <draw:frame draw:id="id70" presentation:style-name="a762" draw:name="Content Placeholder 2" svg:x="0.91667in" svg:y="0.64in" svg:width="11.5in" svg:height="6.11521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55" text:class-names="">private</text:span><text:span text:style-name="a656" text:class-names=""><text:s text:c="1"/></text:span><text:span text:style-name="a657" text:class-names="">async</text:span><text:span text:style-name="a658" text:class-names=""><text:s text:c="1"/></text:span><text:span text:style-name="a659" text:class-names="">Task</text:span><text:span text:style-name="a660" text:class-names=""><text:s text:c="1"/></text:span><text:span text:style-name="a661" text:class-names="">FetchDataFromApi</text:span><text:span text:style-name="a662" text:class-names="">()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{</text:span></text:p>
              </text:list-item>
            </text:list>
            <text:list text:style-name="a671">
              <text:list-item>
                <text:p text:style-name="a670" text:class-names="" text:cond-style-name=""><text:span text:style-name="a668" text:class-names=""><text:s text:c="4"/></text:span><text:span text:style-name="a669" text:class-names="">try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<text:s text:c="4"/>{</text:span></text:p>
              </text:list-item>
            </text:list>
            <text:list text:style-name="a682">
              <text:list-item>
                <text:p text:style-name="a681" text:class-names="" text:cond-style-name=""><text:span text:style-name="a675" text:class-names="">HttpClient</text:span><text:span text:style-name="a676" text:class-names=""><text:s text:c="1"/>client =<text:s text:c="1"/></text:span><text:span text:style-name="a677" text:class-names="">new</text:span><text:span text:style-name="a678" text:class-names=""><text:s text:c="1"/></text:span><text:span text:style-name="a679" text:class-names="">HttpClient</text:span><text:span text:style-name="a680" text:class-names="">();</text:span></text:p>
              </text:list-item>
            </text:list>
            <text:list text:style-name="a691">
              <text:list-item>
                <text:p text:style-name="a690" text:class-names="" text:cond-style-name=""><text:span text:style-name="a683" text:class-names=""><text:s text:c="8"/></text:span><text:span text:style-name="a684" text:class-names="">string</text:span><text:span text:style-name="a685" text:class-names=""><text:s text:c="1"/></text:span><text:span text:style-name="a686" text:class-names="">url</text:span><text:span text:style-name="a687" text:class-names=""><text:s text:c="1"/>=<text:s text:c="1"/></text:span><text:span text:style-name="a688" text:class-names="">"https://jsonplaceholder.typicode.com/posts"</text:span><text:span text:style-name="a689" text:class-names="">;</text:span></text:p>
              </text:list-item>
            </text:list>
            <text:list text:style-name="a701">
              <text:list-item>
                <text:p text:style-name="a700" text:class-names="" text:cond-style-name=""><text:span text:style-name="a692" text:class-names="">var</text:span><text:span text:style-name="a693" text:class-names=""><text:s text:c="1"/>response =<text:s text:c="1"/></text:span><text:span text:style-name="a694" text:class-names="">await</text:span><text:span text:style-name="a695" text:class-names=""><text:s text:c="1"/></text:span><text:span text:style-name="a696" text:class-names="">client.GetStringAsync</text:span><text:span text:style-name="a697" text:class-names="">(</text:span><text:span text:style-name="a698" text:class-names="">url</text:span><text:span text:style-name="a699" text:class-names="">);</text:span></text:p>
              </text:list-item>
            </text:list>
            <text:list text:style-name="a710">
              <text:list-item>
                <text:p text:style-name="a709" text:class-names="" text:cond-style-name=""><text:span text:style-name="a702" text:class-names="">var</text:span><text:span text:style-name="a703" text:class-names=""><text:s text:c="1"/>posts =<text:s text:c="1"/></text:span><text:span text:style-name="a704" text:class-names="">JsonConvert</text:span><text:span text:style-name="a705" text:class-names="">.DeserializeObject</text:span><text:span text:style-name="a706" text:class-names="">&lt;</text:span><text:span text:style-name="a707" text:class-names="">Post</text:span><text:span text:style-name="a708" text:class-names="">[]&gt;(response);</text:span></text:p>
              </text:list-item>
            </text:list>
            <text:list text:style-name="a718">
              <text:list-item>
                <text:p text:style-name="a717" text:class-names="" text:cond-style-name=""><text:span text:style-name="a711" text:class-names="">foreach</text:span><text:span text:style-name="a712" text:class-names=""><text:s text:c="1"/>(</text:span><text:span text:style-name="a713" text:class-names="">var</text:span><text:span text:style-name="a714" text:class-names=""><text:s text:c="1"/>post<text:s text:c="1"/></text:span><text:span text:style-name="a715" text:class-names="">in</text:span><text:span text:style-name="a716" text:class-names=""><text:s text:c="1"/>posts)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8"/>{</text:span></text:p>
              </text:list-item>
            </text:list>
            <text:list text:style-name="a726">
              <text:list-item>
                <text:p text:style-name="a725" text:class-names="" text:cond-style-name=""><text:span text:style-name="a722" text:class-names=""><text:s text:c="12"/></text:span><text:span text:style-name="a723" text:class-names="">Items.Add</text:span><text:span text:style-name="a724" text:class-names="">(post);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8"/>}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<text:s text:c="4"/>}</text:span></text:p>
              </text:list-item>
            </text:list>
            <text:list text:style-name="a739">
              <text:list-item>
                <text:p text:style-name="a738" text:class-names="" text:cond-style-name=""><text:span text:style-name="a733" text:class-names=""><text:s text:c="4"/></text:span><text:span text:style-name="a734" text:class-names="">catch</text:span><text:span text:style-name="a735" text:class-names=""><text:s text:c="1"/>(</text:span><text:span text:style-name="a736" text:class-names="">Exception</text:span><text:span text:style-name="a737" text:class-names=""><text:s text:c="1"/>ex)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4"/>{</text:span></text:p>
              </text:list-item>
            </text:list>
            <text:list text:style-name="a754">
              <text:list-item>
                <text:p text:style-name="a753" text:class-names="" text:cond-style-name=""><text:span text:style-name="a743" text:class-names="">await</text:span><text:span text:style-name="a744" text:class-names=""><text:s text:c="1"/></text:span><text:span text:style-name="a745" text:class-names="">DisplayAlert</text:span><text:span text:style-name="a746" text:class-names="">(</text:span><text:span text:style-name="a747" text:class-names="">"Error"</text:span><text:span text:style-name="a748" text:class-names="">,<text:s text:c="1"/></text:span><text:span text:style-name="a749" text:class-names="">ex.Message</text:span><text:span text:style-name="a750" text:class-names="">,<text:s text:c="1"/></text:span><text:span text:style-name="a751" text:class-names="">"OK"</text:span><text:span text:style-name="a752" text:class-names="">);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4"/>}</text:span></text:p>
              </text:list-item>
            </text:list>
            <text:list text:style-name="a761">
              <text:list-item>
                <text:p text:style-name="a760" text:class-names="" text:cond-style-name=""><text:span text:style-name="a758" text:class-names="">}</text:span><text:span text:style-name="a759" text:class-names=""/></text:p>
              </text:list-item>
            </text:list>
          </draw:text-box>
          <svg:title/>
          <svg:desc/>
        </draw:frame>
      </draw:page>
      <draw:page draw:name="Slide7" draw:style-name="a763" draw:master-page-name="Master1-Layout2-obj-Title-and-Content" presentation:presentation-page-layout-name="Master1-PPL2" draw:id="Slide-262">
        <draw:frame draw:id="id71" presentation:style-name="a767" draw:name="Title 1" svg:x="0.91667in" svg:y="1.57931in" svg:width="11.5in" svg:height="1.44965in" presentation:class="title" presentation:placeholder="false">
          <draw:text-box>
            <text:p text:style-name="a766" text:class-names="" text:cond-style-name=""><text:span text:style-name="a764" text:class-names="">Display a menu bar in a .NET MAUI desktop app</text:span><text:span text:style-name="a765" text:class-names=""/></text:p>
          </draw:text-box>
          <svg:title/>
          <svg:desc/>
        </draw:frame>
      </draw:page>
      <draw:page draw:name="Slide8" draw:style-name="a768" draw:master-page-name="Master1-Layout2-obj-Title-and-Content" presentation:presentation-page-layout-name="Master1-PPL2" draw:id="Slide-263">
        <draw:frame draw:id="id72" presentation:style-name="a772" draw:name="Title 1" svg:x="0.91667in" svg:y="0.39931in" svg:width="11.5in" svg:height="1.44965in" presentation:class="title" presentation:placeholder="false">
          <draw:text-box>
            <text:p text:style-name="a771" text:class-names="" text:cond-style-name=""><text:span text:style-name="a769" text:class-names="">Create menu bar items</text:span><text:span text:style-name="a770" text:class-names=""/></text:p>
          </draw:text-box>
          <svg:title/>
          <svg:desc/>
        </draw:frame>
        <draw:frame draw:id="id73" presentation:style-name="a802" draw:name="Rectangle 1" svg:x="0.91667in" svg:y="2.10955in" svg:width="10.91333in" svg:height="4.53266in" presentation:class="outline" presentation:placeholder="false">
          <draw:text-box>
            <text:list text:style-name="a776">
              <text:list-item>
                <text:p text:style-name="a775" text:class-names="" text:cond-style-name=""><text:span text:style-name="a773" text:class-names="">A .NET Multi-platform App UI (.NET MAUI) menu bar is a container that presents a set of menus in a horizontal row, at the top of an app on Mac Catalyst and Windows.</text:span><text:span text:style-name="a774" text:class-names=""/></text:p>
              </text:list-item>
            </text:list>
            <text:list text:style-name="a784">
              <text:list-item>
                <text:p text:style-name="a783" text:class-names="" text:cond-style-name=""><text:span text:style-name="a777" text:class-names="">Each top-level menu in the menu bar, known as a menu bar item, is represented by a </text:span><text:span text:style-name="a778" text:class-names=""><text:a xlink:href="https://learn.microsoft.com/en-us/dotnet/api/microsoft.maui.controls.menubaritem" text:style-name="" text:visited-style-name="">MenuBarItem</text:a></text:span><text:span text:style-name="a779" text:class-names=""> object. </text:span><text:span text:style-name="a780" text:class-names=""><text:a xlink:href="https://learn.microsoft.com/en-us/dotnet/api/microsoft.maui.controls.menubaritem" text:style-name="" text:visited-style-name="">MenuBarItem</text:a></text:span><text:span text:style-name="a781" text:class-names=""> defines the following properties:</text:span><text:span text:style-name="a782" text:class-names=""/></text:p>
              </text:list-item>
            </text:list>
            <text:list text:style-name="a790">
              <text:list-item>
                <text:p text:style-name="a789" text:class-names="" text:cond-style-name=""><text:span text:style-name="a785" text:class-names="">Text</text:span><text:span text:style-name="a786" text:class-names="">, of type </text:span><text:span text:style-name="a787" text:class-names="">string</text:span><text:span text:style-name="a788" text:class-names="">, defines the menu text.</text:span></text:p>
              </text:list-item>
            </text:list>
            <text:list text:style-name="a798">
              <text:list-item>
                <text:p text:style-name="a797" text:class-names="" text:cond-style-name=""><text:span text:style-name="a791" text:class-names="">IsEnabled</text:span><text:span text:style-name="a792" text:class-names="">, of type </text:span><text:span text:style-name="a793" text:class-names="">boolean</text:span><text:span text:style-name="a794" text:class-names="">, specifies whether the menu is enabled. The default value of this property is </text:span><text:span text:style-name="a795" text:class-names="">true</text:span><text:span text:style-name="a796" text:class-names="">.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5-09-2024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25-09-2024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25-09-2024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25-09-2024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25-09-2024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25-09-2024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25-09-2024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25-09-2024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25-09-2024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25-09-2024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25-09-2024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25-09-2024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Mohamedabdulkader Abdulrahman</meta:initial-creator>
    <dc:creator>Mohamedabdulkader Abdulrahman</dc:creator>
    <meta:creation-date>2024-09-25T16:54:23Z</meta:creation-date>
    <dc:date>2024-09-26T03:32:42Z</dc:date>
    <meta:editing-cycles>1</meta:editing-cycles>
    <meta:editing-duration>PT2257S</meta:editing-duration>
    <meta:user-defined meta:name="MSIP_Label_4824a588-ed95-42ed-931a-1384d0d3ecf4_Enabled">true</meta:user-defined>
    <meta:user-defined meta:name="MSIP_Label_4824a588-ed95-42ed-931a-1384d0d3ecf4_SetDate">2024-09-26T03:29:05Z</meta:user-defined>
    <meta:user-defined meta:name="MSIP_Label_4824a588-ed95-42ed-931a-1384d0d3ecf4_Method">Privileged</meta:user-defined>
    <meta:user-defined meta:name="MSIP_Label_4824a588-ed95-42ed-931a-1384d0d3ecf4_Name">Public</meta:user-defined>
    <meta:user-defined meta:name="MSIP_Label_4824a588-ed95-42ed-931a-1384d0d3ecf4_SiteId">0ad8f792-7a90-407b-8980-b5bbe48f14af</meta:user-defined>
    <meta:user-defined meta:name="MSIP_Label_4824a588-ed95-42ed-931a-1384d0d3ecf4_ActionId">e58bc058-4d79-4118-b83f-3862d125627d</meta:user-defined>
    <meta:user-defined meta:name="MSIP_Label_4824a588-ed95-42ed-931a-1384d0d3ecf4_ContentBits">0</meta:user-defined>
    <meta:document-statistic meta:paragraph-count="65" meta:word-count="545"/>
  </office:meta>
</office:document-meta>
</file>